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au1" style:family="table">
      <style:table-properties style:width="26.196cm" table:align="margins"/>
    </style:style>
    <style:style style:name="Tableau1.A" style:family="table-column">
      <style:table-column-properties style:column-width="26.196cm" style:rel-column-width="65535*"/>
    </style:style>
    <style:style style:name="Tableau1.A1" style:family="table-cell">
      <style:table-cell-properties fo:padding="0.097cm" fo:border="0.002cm solid #000000"/>
    </style:style>
    <style:style style:name="Tableau2" style:family="table">
      <style:table-properties style:width="12.7cm" fo:margin-left="2.268cm" table:align="left"/>
    </style:style>
    <style:style style:name="Tableau2.A" style:family="table-column">
      <style:table-column-properties style:column-width="12.7cm"/>
    </style:style>
    <style:style style:name="Tableau2.A1" style:family="table-cell">
      <style:table-cell-properties fo:padding="0.097cm" fo:border="0.002cm solid #000000"/>
    </style:style>
    <style:style style:name="Tableau3" style:family="table">
      <style:table-properties style:width="12.506cm" table:align="margins"/>
    </style:style>
    <style:style style:name="Tableau3.A" style:family="table-column">
      <style:table-column-properties style:column-width="12.506cm" style:rel-column-width="65535*"/>
    </style:style>
    <style:style style:name="Tableau3.A1" style:family="table-cell">
      <style:table-cell-properties fo:padding="0.097cm" fo:border="0.002cm solid #000000"/>
    </style:style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text-underline-style="none"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text-underline-style="none" fo:font-weight="normal" style:font-weight-asian="normal" style:font-weight-complex="normal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Standard">
      <style:paragraph-properties fo:text-align="start" style:justify-single-word="false"/>
      <style:text-properties style:text-underline-style="none" fo:font-weight="normal" style:font-weight-asian="normal" style:font-weight-complex="normal"/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atique des systèmes d'exploitation</text:p>
      <text:p text:style-name="P1"/>
      <text:p text:style-name="P5">Pierre David</text:p>
      <text:p text:style-name="P5">322</text:p>
      <text:p text:style-name="P5"><text:a xlink:type="simple" xlink:href="mailto:pda@unistra.fr">pda@unistra.fr</text:a></text:p>
      <text:p text:style-name="P5">IRC : irc.unistra.fr</text:p>
      <text:p text:style-name="P5">canal #osiris</text:p>
      <text:p text:style-name="P5"/>
      <text:p text:style-name="P3">Environnement graphique :</text:p>
      <text:p text:style-name="P5"/>
      <text:p text:style-name="P5">Le télétype(marque de terminaux) : machine à écrire connectée à un ordinateur.</text:p>
      <text:p text:style-name="P5"/>
      <text:p text:style-name="P5">Interface homme/machine : Homme → taper une ligne → machine → résultat.</text:p>
      <text:p text:style-name="P5"/>
      <text:p text:style-name="P5">Il y a eu une révolution avec la création de l'écran alphanumérique (au début 80 caractères et 24 lignes).</text:p>
      <text:p text:style-name="P5"/>
      <text:p text:style-name="P5">Le système UNIX est basé sur ce modèle.</text:p>
      <text:p text:style-name="P5"/>
      <text:p text:style-name="P5">Traditionnellement on représente un système d'exploitation comme ceci</text:p>
      <text:p text:style-name="P5"/>
      <table:table table:name="Tableau1" table:style-name="Tableau1">
        <table:table-column table:style-name="Tableau1.A"/>
        <table:table-row>
          <table:table-cell table:style-name="Tableau1.A1" office:value-type="string">
            <table:table table:name="Tableau2" table:style-name="Tableau2">
              <table:table-column table:style-name="Tableau2.A"/>
              <table:table-row>
                <table:table-cell table:style-name="Tableau2.A1" office:value-type="string">
                  <table:table table:name="Tableau3" table:style-name="Tableau3">
                    <table:table-column table:style-name="Tableau3.A"/>
                    <table:table-row>
                      <table:table-cell table:style-name="Tableau3.A1" office:value-type="string">
                        <text:p text:style-name="P6">Noyau</text:p>
                      </table:table-cell>
                    </table:table-row>
                  </table:table>
                  <text:p text:style-name="P6"/>
                  <text:p text:style-name="P6">Commandes</text:p>
                </table:table-cell>
              </table:table-row>
            </table:table>
            <text:p text:style-name="P6"/>
            <text:p text:style-name="P6">Shell</text:p>
          </table:table-cell>
        </table:table-row>
      </table:table>
      <text:p text:style-name="P4"/>
      <text:p text:style-name="P5">KDE/Gnome → X11 / X Window → Shell → Commandes → Noyau.</text:p>
      <text:p text:style-name="P5"/>
      <text:p text:style-name="P5"/>
      <text:p text:style-name="P3">Généralité sur les systèmes de fichier</text:p>
      <text:p text:style-name="P3"/>
      <text:p text:style-name="P5">1)Notion de type</text:p>
      <text:p text:style-name="P5">Sous UNIX, on a </text:p>
      <text:p text:style-name="P5">-les répertoire</text:p>
      <text:p text:style-name="P5">-fichier « normal » (ou fichier régulier)</text:p>
      <text:p text:style-name="P5">-un périphérique (localisé dans /dev),</text:p>
      <text:p text:style-name="P5">-sockets (mécanisme de communication entre processus).</text:p>
      <text:p text:style-name="P5"/>
      <text:p text:style-name="P5">2)Noms de fichier</text:p>
      <text:p text:style-name="P5">Nom absolu/relatif</text:p>
      <text:p text:style-name="P5">. → répertoire courant</text:p>
      <text:p text:style-name="P5">.. → répertoire parent.</text:p>
      <text:p text:style-name="P5"/>
      <text:p text:style-name="P5">Chaque composantes d'un nom a une limité :</text:p>
      <text:p text:style-name="P5">-longueur d'un composant &lt;= 255 caractères.</text:p>
      <text:p text:style-name="P5">-caractère interdit : /</text:p>
      <text:p text:style-name="P5">-longueur <text:s/>total d'un chemin : max 1023 caractères</text:p>
      <text:p text:style-name="P5">→ définition de la norme POSIX.</text:p>
      <text:p text:style-name="P5"/>
      <text:p text:style-name="P5"/>
      <text:p text:style-name="P5">3)Contenu</text:p>
      <text:p text:style-name="P5">fichier normal = suite linéaire d'octets.</text:p>
      <text:p text:style-name="P5">La structure interne d'un fichier est une convention entre les programmes qui l'utilisent.</text:p>
      <text:p text:style-name="P5">Ex : wc -l =&gt; compte des lignes de fichier texte.</text:p>
      <text:p text:style-name="P5">texte : suite de ligne séparé par le caractère de code numérique 100</text:p>
      <text:p text:style-name="P5"/>
      <text:p text:style-name="P5">ex : </text:p>
      <text:p text:style-name="P5">aze</text:p>
      <text:p text:style-name="P5">rty</text:p>
      <text:p text:style-name="P5">uio</text:p>
      <text:p text:style-name="P5"/>
      <text:p text:style-name="P5">en fait c'est aze10rty10uio10</text:p>
      <text:p text:style-name="P5"/>
      <text:p text:style-name="P5">Le système n'est pas la pour fournir une structure aux fichier, ce n'est que les programmes qui le font.</text:p>
      <text:p text:style-name="P5">Sous unix, il n'y a pas d'extension, ou elles ne servent à rien.</text:p>
      <text:p text:style-name="P5"/>
      <text:p text:style-name="P5">4)Attributs</text:p>
      <text:p text:style-name="P5">Propriétaire</text:p>
      <text:p text:style-name="P5">Groupe</text:p>
      <text:p text:style-name="P5">Droit d'accès</text:p>
      <text:p text:style-name="P5">Taille</text:p>
      <text:p text:style-name="P5">Dates</text:p>
      <text:p text:style-name="P5"/>
      <text:p text:style-name="P5"/>
      <text:p text:style-name="P2">Introduction au Shell</text:p>
      <text:p text:style-name="P5">1)Généralités</text:p>
      <text:p text:style-name="P5"/>
      <text:p text:style-name="P5">Il existe beaucoup de shells :</text:p>
      <text:p text:style-name="P5">-le shell original d'UNIX = Le Shell de Bourne(non libre) /bin/sh 4000 ligne de code C</text:p>
      <text:p text:style-name="P5">-le bash (Bourne Again Shell → libre) = shell de bourne + extension + amélioration ergonomique (143 000 lignes de code C)</text:p>
      <text:p text:style-name="P5"/>
      <text:p text:style-name="P5"/>
      <text:p text:style-name="P5">Idée de Portabilité : « The World is not Vax » car avant tout le monde programmaient surtout pour une compatibilité VAX.</text:p>
      <text:p text:style-name="P5"/>
      <text:p text:style-name="P5">→ « The World is not Linux »</text:p>
      <text:p text:style-name="P5">→ « The World is not Bash » bashism</text:p>
      <text:p text:style-name="P5"/>
      <text:p text:style-name="P5">Que fait un Shell ?</text:p>
      <text:p text:style-name="P5"/>
      <text:p text:style-name="P5">Attend une commande de l'user → exécute la commande → Attend une commande</text:p>
      <text:p text:style-name="P5"/>
      <text:p text:style-name="P5">En fait quand le shell exécute la commande, il exécute une commande interne ou le nom d'un fichier exécutable (généralement dans /bin).</text:p>
      <text:p text:style-name="P5">Avant d'exécuter la commande, le shell sépare les arguments → l'espace est un caractère spécial du Shell, vu qu'il sert à séparer les arguments. (mettre un \ sinon).</text:p>
      <text:p text:style-name="P5"/>
      <text:p text:style-name="P5">Quand on donne les droits d'exécution (chmod +x fichier), on l'appelle alors script shell.</text:p>
      <text:p text:style-name="P5"/>
      <text:p text:style-name="P5">Convention dans les scripts : #! nom_du_programme_qui_va_exécuté_le_script</text:p>
      <text:p text:style-name="P5">Normalement c'est #! /bin/sh</text:p>
      <text:p text:style-name="P5"/>
      <text:p text:style-name="P5">Comme on ne peut aller que de $0 à $9, si on veut les arguments au dessus, on peut utiliser la commande shift qui va prendre tout les arguments, remonté d'un cran sauf le $0 (le 10ème argument devient le 9ème). <text:span text:style-name="T1">Le shift est une commande interne du shell.</text:span></text:p>
      <text:p text:style-name="P5"/>
      <text:p text:style-name="P5">Syntaxe général des commandes :</text:p>
      <text:p text:style-name="P5">nom_de_la_commande [option] autre_arguments</text:p>
      <text:p text:style-name="P5"/>
      <text:p text:style-name="P5">Les options commencent généralement par -. On peut grouper les options.</text:p>
      <text:p text:style-name="P5"/>
      <text:p text:style-name="P3">2)Redirection</text:p>
      <text:p text:style-name="P5"/>
      <text:p text:style-name="P5">Convention entre le Shell et les commandes</text:p>
      <text:p text:style-name="P5">→ 3 fichiers ouvert par défaut :</text:p>
      <text:p text:style-name="P5"><text:tab/>-n°0 : entrée standard de la commande</text:p>
      <text:p text:style-name="P5"><text:tab/>-n°1 : sortie standard de la commande</text:p>
      <text:p text:style-name="P5"><text:tab/>-n°2 : sortie d'erreur standard de la commande</text:p>
      <text:p text:style-name="P5"/>
      <text:p text:style-name="P5">(btw : Ctrl + D = EOF).</text:p>
      <text:p text:style-name="P5"/>
      <text:p text:style-name="P5">Wc -l &lt; /etc/passwd &gt; nbligne</text:p>
      <text:p text:style-name="P5"/>
      <text:p text:style-name="P5">&lt; : redirection de l'entrée standard.</text:p>
      <text:p text:style-name="P5">&gt; : redirection de la sortie standard.</text:p>
      <text:p text:style-name="P5">2&gt; : redirection de la sortie d'erreur standard</text:p>
      <text:p text:style-name="P5"/>
      <text:p text:style-name="P5">Le 2 est la car c'est le numéro du fichier (ceux d'avant par défaut)</text:p>
      <text:p text:style-name="P5">On peut donc faire pour</text:p>
      <text:p text:style-name="P5">&gt; &lt;=&gt; 1&gt;</text:p>
      <text:p text:style-name="P5">&lt; &lt;=&gt; 0&lt;</text:p>
      <text:p text:style-name="P5"/>
      <text:p text:style-name="P5">&lt; et &gt; sont des caractères spéciaux pour le shell.</text:p>
      <text:p text:style-name="P5">On a vu donc que en plus de séparer les arguments, le shell traite aussi les redirection :</text:p>
      <text:p text:style-name="P5">1)attendre une ligne</text:p>
      <text:p text:style-name="P5">2)traiter les redirection</text:p>
      <text:p text:style-name="P5">3)séparer en arguments</text:p>
      <text:p text:style-name="P5">4)exécuter la commande</text:p>
      <text:p text:style-name="P5"/>
      <text:p text:style-name="P5">&gt; : supprime le fichier et fait la redirection sur un fichier remit à zéro</text:p>
      <text:p text:style-name="P5">&gt;&gt; : fait la redirection sans faire la suppression du fichier.</text:p>
      <text:p text:style-name="P5"/>
      <text:p text:style-name="P5">Ls &gt; toto =&gt; affiche 3 ligne et pas 2 ou 1 (si on a dans le répertoire le fichier a et b)</text:p>
      <text:p text:style-name="P5">on a :</text:p>
      <text:p text:style-name="P5">a</text:p>
      <text:p text:style-name="P5">b</text:p>
      <text:p text:style-name="P5">toto</text:p>
      <text:p text:style-name="P5">car la redirection s'opère avant que la commande ne s'exécute.</text:p>
      <text:p text:style-name="P5"/>
      <text:p text:style-name="P5">Redirection de la sortie standard d'une commande vers l'entrée standard d'une autre commande : le tube, le pipe, =&gt; | . On peut faire aussi 1| ou 2| pour rediriger soit la sortie standard soit la sortie d'erreur standard.</text:p>
      <text:p text:style-name="P2">3)Variables du Shell</text:p>
      <text:p text:style-name="P5"><text:s/>On a vu $0 jusqu'à $9, en réalité ce sont des variables.</text:p>
      <text:p text:style-name="P5"/>
      <text:p text:style-name="P5">Pour créer une variable :</text:p>
      <text:p text:style-name="P5">$ TOTO= tagada (ici le $ ne fait office que de prompt)</text:p>
      <text:p text:style-name="P5">echo $TOTO (ici le $ signifie que echo doit prendre la valeur de toto comme entrée standard).</text:p>
      <text:p text:style-name="P5"/>
      <text:p text:style-name="P5">Le modèle de comportement du shell devient donc :</text:p>
      <text:p text:style-name="P5">1)attendre</text:p>
      <text:p text:style-name="P5">2)expanser les variables</text:p>
      <text:p text:style-name="P5">3)redirection</text:p>
      <text:p text:style-name="P5">4)séparer les arguments</text:p>
      <text:p text:style-name="P5">5)exécuter</text:p>
      <text:p text:style-name="P5"/>
      <text:p text:style-name="P5">expanser les variables : remplacer les variables par leur contenu.</text:p>
      <text:p text:style-name="P5"/>
      <text:p text:style-name="P5">Les variables ne sont connu que du shell, les commandes ne savent pas ce que sont les variables.</text:p>
      <text:p text:style-name="P5"/>
      <text:p text:style-name="P5">Le $ est donc un caractère spécial pour le shell.</text:p>
      <text:p text:style-name="P5"/>
      <text:p text:style-name="P5">Pour faire passer à echo une phrase comme UN SEUL argument (sinon il y a séparation car espace):</text:p>
      <text:p text:style-name="P5">-echo « toto est à la plage »</text:p>
      <text:p text:style-name="P5">-echo 'toto est a la plage'</text:p>
      <text:p text:style-name="P5">-echo toto\ est\ a\ la\ plage</text:p>
      <text:p text:style-name="P5"/>
      <text:p text:style-name="P5">Dans un script si on écrit :</text:p>
      <text:p text:style-name="P5">$ toto = tagada tsoin tsoin, toto ne vaudra que tagada, et le script essayera de lancer la commande tsoin avec l'argument tsoin.</text:p>
      <text:p text:style-name="P5">A ce moment la, il faut donc utiliser '', ou ' ou \ pour éviter les espaces séparateurs.</text:p>
      <text:p text:style-name="P5"/>
      <text:p text:style-name="P5">Pour délimiter le début et la fin du nom de la variable, on utilises les {}.</text:p>
      <text:p text:style-name="P5">ex : objet = patate</text:p>
      <text:p text:style-name="P5">echo ce sont des ${objet}s</text:p>
      <text:p text:style-name="P5"/>
      <text:p text:style-name="P5">Variables conventionnelles :</text:p>
      <text:p text:style-name="P5">-HOME chemin du répertoire par défaut</text:p>
      <text:p text:style-name="P5">-PATH liste des répertoire dans lesquels le shell recherche les commandes</text:p>
      <text:p text:style-name="P5">ex : PATH=/bin:/usr/bin:/usr/local/bin........</text:p>
      <text:p text:style-name="P5">-IFS Internal Field Separation (espace, tabulation, fin de ligne) =&gt; determine les caractères de séparation de commandes en différent mots</text:p>
      <text:p text:style-name="P5">-PS1 /PS2 <text:s/>Prompt du shell PS1= ''$ '' PS2=''&gt; ''</text:p>
      <text:p text:style-name="P5"/>
      <text:p text:style-name="P5">Variables utilisées par certaines commandes :</text:p>
      <text:p text:style-name="P5">-TMPDIR répertoire utilisé pour certaines fichiers temporaires, par défaut TMPDIR=/tmp</text:p>
      <text:p text:style-name="P5">-PRINTER</text:p>
      <text:p text:style-name="P5">-EDITOR</text:p>
      <text:p text:style-name="P5"/>
      <text:p text:style-name="P5">Portée des variables :</text:p>
      <text:p text:style-name="P5">Quand je modifie une variable, elle est modifiée dans le contexte du shell uniquement</text:p>
      <text:p text:style-name="P5">La portée d'une variable est par défaut limitée au shell courant(interactif ou script)</text:p>
      <text:p text:style-name="P5">Pour changer ça, on utilise la commande ''export'' qui permet d'exporter le contenu d'une variable vers les sous-shell(shell appelés par le shell courant).</text:p>
      <text:p text:style-name="P5"/>
      <text:p text:style-name="P5">Commande pratique :</text:p>
      <text:p text:style-name="P5">''env'' ça affiche toutes les variables exportée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ragonkill </meta:initial-creator>
    <meta:creation-date>2011-09-23T13:33:04</meta:creation-date>
    <dc:date>2011-09-30T14:14:30</dc:date>
    <dc:creator>Dragonkill </dc:creator>
    <meta:editing-duration>PT2H38M29S</meta:editing-duration>
    <meta:editing-cycles>54</meta:editing-cycles>
    <meta:generator>LibreOffice/3.3$Linux LibreOffice_project/330m19$Build-301</meta:generator>
    <meta:document-statistic meta:table-count="3" meta:image-count="0" meta:object-count="0" meta:page-count="1" meta:paragraph-count="139" meta:word-count="1100" meta:character-count="6314"/>
  </office:meta>
</office:document-meta>
</file>